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&gt;[.F3]" style:apply-style-name="Bad" style:base-cell-address="Sheet1.A7"/>
      <style:map style:condition="cell-content()&gt;[.E3]" style:apply-style-name="Warning" style:base-cell-address="Sheet1.A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Nominal Ripple</text:p>
          </table:table-cell>
          <table:table-cell office:value-type="string" calcext:value-type="string">
            <text:p>Max Ripple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 * 10 ^ -6" office:value-type="float" office:value="0.00001" calcext:value-type="float">
            <text:p>0.00001</text:p>
          </table:table-cell>
          <table:table-cell office:value-type="float" office:value="1000" calcext:value-type="float">
            <text:p>1000</text:p>
          </table:table-cell>
          <table:table-cell table:formula="of:=[.C3] * 10 ^ 3" office:value-type="float" office:value="1000000" calcext:value-type="float">
            <text:p>1000000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utput Current Ripple</text:p>
          </table:table-cell>
          <table:table-cell table:number-columns-repeated="1023"/>
        </table:table-row>
        <table:table-row table:style-name="ro1">
          <table:table-cell table:style-name="ce3" table:formula="of:=([.B5] * (1 - [.B5] / 12)) / ([.B3] * [.D3])" office:value-type="float" office:value="0.23925" calcext:value-type="float">
            <text:p>0.23925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7:Sheet1.A7">
            <calcext:condition calcext:apply-style-name="Bad" calcext:value="&gt;[.F3]" calcext:base-cell-address="Sheet1.A7"/>
            <calcext:condition calcext:apply-style-name="Warning" calcext:value="&gt;[.E3]" calcext:base-cell-address="Sheet1.A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8T07:48:05.982000000</meta:creation-date>
    <meta:generator>LibreOffice/7.3.3.2$Windows_X86_64 LibreOffice_project/d1d0ea68f081ee2800a922cac8f79445e4603348</meta:generator>
    <dc:date>2023-02-18T08:06:55.950000000</dc:date>
    <meta:editing-duration>PT7M26S</meta:editing-duration>
    <meta:editing-cycles>1</meta:editing-cycles>
    <meta:document-statistic meta:table-count="1" meta:cell-count="18" meta:object-count="0"/>
  </office:meta>
</office:document-meta>
</file>